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157in" svg:height="6.1909in" svg:x="4.2386in" svg:y="3.7752in">
            <draw:object draw:notify-on-update-of-ranges="Sheet1.B41:Sheet1.B50 Sheet1.A41:Sheet1.A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pache Hadoo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uWi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lan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ento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ogle Analytic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P System Manag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BM Tivoli Storage Manage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bo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om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_wsg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wnClou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r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P-Fus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dmi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ercar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Que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Query U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ginx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acle Application Serv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la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lu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NI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el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alle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jango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chneid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end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pache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rupal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edora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TTP-Server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bia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Java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ytho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HP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icrosoft SharePoi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penSSL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pache Tomcat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uby On Rail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indows Serv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ordpres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uby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HP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Ubuntu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Red Hat</text:p>
          </table:table-cell>
        </table:table-row>
        <table:table-row table:style-name="ro2" table:number-rows-repeated="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1902in" svg:height="4.5087in" svg:x="8.824in" svg:y="7.0378in">
            <draw:object draw:notify-on-update-of-ranges="Sheet2.H19:Sheet2.H36 Sheet2.G19:Sheet2.G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7.7941in" svg:height="6.0067in" svg:x="6.7858in" svg:y="0.5256in">
            <draw:object draw:notify-on-update-of-ranges="Sheet2.H19:Sheet2.H36 Sheet2.E37:Sheet2.E37 Sheet2.E19:Sheet2.E36 Sheet2.F37:Sheet2.F37 Sheet2.F19:Sheet2.F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5.3728in" svg:y="7.0051in">
            <draw:object draw:notify-on-update-of-ranges="Sheet2.F48:Sheet2.F48 Sheet2.D14:Sheet2.D15 Sheet2.C14:Sheet2.C1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Apache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Dell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Ubercart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Erlang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entoo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allery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Joomla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mod_wsgi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ownCloud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PHP-Fusion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Redmine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HTTP-Server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it</text:p>
          </table:table-cell>
        </table:table-row>
        <table:table-row table:style-name="ro2">
          <table:table-cell table:number-columns-repeated="2"/>
          <table:table-cell table:formula="of:=SUM([.E19:.E36])" office:value-type="float" office:value="82">
            <text:p>82</text:p>
          </table:table-cell>
          <table:table-cell office:value-type="string">
            <text:p>True Positives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F19:.F36])" office:value-type="float" office:value="24">
            <text:p>24</text:p>
          </table:table-cell>
          <table:table-cell office:value-type="string">
            <text:p>False Positives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Jboss Web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chneider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rupal</text:p>
          </table:table-cell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HP</text:p>
          </table:table-cell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pache Tomcat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jango</text:p>
          </table:table-cell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ebian</text:p>
          </table:table-cell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ava</text:p>
          </table:table-cell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edora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OpenSSL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Zend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buntu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ySQL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WordPress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PHP</text:p>
          </table:table-cell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buntu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crosoft SharePoint</text:p>
          </table:table-cell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Windows Server</text:p>
          </table:table-cell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Red Hat</text:p>
          </table:table-cell>
        </table:table-row>
        <table:table-row table:style-name="ro2">
          <table:table-cell table:number-columns-repeated="4"/>
          <table:table-cell office:value-type="string">
            <text:p>True Positives</text:p>
          </table:table-cell>
          <table:table-cell office:value-type="string">
            <text:p>False Positives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2">
          <table:table-cell/>
          <table:table-cell office:value-type="string">
            <text:p>Correct</text:p>
          </table:table-cell>
          <table:table-cell office:value-type="string">
            <text:p>Incorrect</text:p>
          </table:table-cell>
          <table:table-cell table:number-columns-repeated="2"/>
        </table:table-row>
        <table:table-row table:style-name="ro1">
          <table:table-cell office:value-type="string">
            <text:p>Red Hat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table:style-name="ce1" office:value-type="string">
            <text:p><text:a xlink:href="http://web.nvd.nist.gov/view/cpe/search/results?searchChoice=name&amp;cpeName=cpe%3A%2Fa%3Aredhat%3Ajboss_enterprise_portal_platform%3A6.0.0&amp;includeDeprecated=true&amp;page_num=0" xlink:type="simple">cpe:/a:redhat:jboss_enterprise_portal_platform:6.0.0</text:a></text:p>
          </table:table-cell>
        </table:table-row>
        <table:table-row table:style-name="ro3">
          <table:table-cell office:value-type="string">
            <text:p>Windows Server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2.E1:Sheet2.H33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E19:Sheet2.H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01:08</meta:creation-date>
    <dc:date>2015-01-14T17:41:29</dc:date>
    <meta:editing-duration>PT3H24M9S</meta:editing-duration>
    <meta:editing-cycles>13</meta:editing-cycles>
    <meta:generator>LibreOffice/4.0.4.2$Linux_X86_64 LibreOffice_project/400m0$Build-2</meta:generator>
    <meta:document-statistic meta:table-count="3" meta:cell-count="2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67cm" svg:height="15.726cm" xlink:href=".." xlink:type="simple" chart:class="chart:bar" chart:style-name="ch1">
        <chart:title svg:x="6.411cm" svg:y="0.45cm" chart:style-name="ch2">
          <text:p>Emails per WAD Name</text:p>
        </chart:title>
        <chart:subtitle svg:x="6.675cm" svg:y="1.543cm" chart:style-name="ch3">
          <text:p>(Top 10 Most Frequent)</text:p>
        </chart:subtitle>
        <chart:plot-area chart:style-name="ch4" table:cell-range-address="Sheet1.A41:Sheet1.B50" chart:data-source-has-labels="column" svg:x="1.362cm" svg:y="2.854cm" svg:width="15.503cm" svg:height="11.577cm">
          <chartooo:coordinate-region svg:x="4.1cm" svg:y="2.854cm" svg:width="12.578cm" svg:height="10.93cm"/>
          <chart:axis chart:dimension="x" chart:name="primary-x" chart:style-name="ch5" chartooo:axis-type="auto">
            <chartooo:date-scale/>
            <chart:title svg:x="0.451cm" svg:y="9.546cm" chart:style-name="ch6">
              <text:p>WAD Name</text:p>
            </chart:title>
            <chart:categories table:cell-range-address="Sheet1.B41:Sheet1.B50"/>
          </chart:axis>
          <chart:axis chart:dimension="y" chart:name="primary-y" chart:style-name="ch7">
            <chart:title svg:x="7.773cm" svg:y="14.745cm" chart:style-name="ch8">
              <text:p>Number of Emails</text:p>
            </chart:title>
            <chart:grid chart:style-name="ch9" chart:class="major"/>
          </chart:axis>
          <chart:series chart:style-name="ch10" chart:values-cell-range-address="Sheet1.A41:Sheet1.A5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Sheet1.B41:Sheet1.B50</svg:desc>
                </draw:g>
              </table:table-cell>
              <table:table-cell office:value-type="float" office:value="11">
                <text:p>11</text:p>
                <draw:g>
                  <svg:desc>Sheet1.A41:Sheet1.A50</svg:desc>
                </draw:g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uby On Rail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8cm" svg:height="15.258cm" xlink:href=".." xlink:type="simple" chart:class="chart:bar" chart:style-name="ch1">
        <chart:legend chart:legend-position="end" svg:x="16.662cm" svg:y="7.081cm" style:legend-expansion="high" chart:style-name="ch2"/>
        <chart:plot-area chart:style-name="ch3" table:cell-range-address="Sheet2.H19:Sheet2.H36 Sheet2.E19:Sheet2.F37" chart:data-source-has-labels="both" svg:x="1.406cm" svg:y="1.355cm" svg:width="14.466cm" svg:height="12.617cm">
          <chartooo:coordinate-region svg:x="4.885cm" svg:y="1.355cm" svg:width="10.8cm" svg:height="11.97cm"/>
          <chart:axis chart:dimension="x" chart:name="primary-x" chart:style-name="ch4" chartooo:axis-type="auto">
            <chartooo:date-scale/>
            <chart:title svg:x="0.451cm" svg:y="9.003cm" chart:style-name="ch5">
              <text:p>Number of Emails</text:p>
            </chart:title>
            <chart:categories table:cell-range-address="Sheet2.H19:Sheet2.H36"/>
          </chart:axis>
          <chart:axis chart:dimension="y" chart:name="primary-y" chart:style-name="ch6">
            <chart:title svg:x="7.656cm" svg:y="14.277cm" chart:style-name="ch7">
              <text:p>WAD Names</text:p>
            </chart:title>
            <chart:grid chart:style-name="ch8" chart:class="major"/>
          </chart:axis>
          <chart:series chart:style-name="ch9" chart:values-cell-range-address="Sheet2.E19:Sheet2.E36" chart:label-cell-address="Sheet2.E37:Sheet2.E37" chart:class="chart:bar">
            <chart:data-point chart:repeated="18"/>
          </chart:series>
          <chart:series chart:style-name="ch10" chart:values-cell-range-address="Sheet2.F19:Sheet2.F36" chart:label-cell-address="Sheet2.F37:Sheet2.F37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Positives</text:p>
                <draw:g>
                  <svg:desc>Sheet2.E37:Sheet2.E37</svg:desc>
                </draw:g>
              </table:table-cell>
              <table:table-cell office:value-type="string">
                <text:p>False Positives</text:p>
                <draw:g>
                  <svg:desc>Sheet2.F37:Sheet2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0">
                <text:p>0</text:p>
                <draw:g>
                  <svg:desc>Sheet2.E19:Sheet2.E36</svg:desc>
                </draw:g>
              </table:table-cell>
              <table:table-cell office:value-type="float" office:value="5">
                <text:p>5</text:p>
                <draw:g>
                  <svg:desc>Sheet2.F19:Sheet2.F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8cm" svg:height="15.258cm" xlink:href=".." xlink:type="simple" chart:class="chart:bar" chart:style-name="ch1">
        <chart:legend chart:legend-position="end" svg:x="16.662cm" svg:y="7.081cm" style:legend-expansion="high" chart:style-name="ch2"/>
        <chart:plot-area chart:style-name="ch3" table:cell-range-address="Sheet2.H19:Sheet2.H36 Sheet2.E19:Sheet2.F37" chart:data-source-has-labels="both" svg:x="1.406cm" svg:y="1.355cm" svg:width="14.466cm" svg:height="12.617cm">
          <chartooo:coordinate-region svg:x="4.885cm" svg:y="1.355cm" svg:width="10.8cm" svg:height="11.97cm"/>
          <chart:axis chart:dimension="x" chart:name="primary-x" chart:style-name="ch4" chartooo:axis-type="auto">
            <chartooo:date-scale/>
            <chart:title svg:x="0.451cm" svg:y="9.003cm" chart:style-name="ch5">
              <text:p>Number of Emails</text:p>
            </chart:title>
            <chart:categories table:cell-range-address="Sheet2.H19:Sheet2.H36"/>
          </chart:axis>
          <chart:axis chart:dimension="y" chart:name="primary-y" chart:style-name="ch6">
            <chart:title svg:x="7.656cm" svg:y="14.277cm" chart:style-name="ch7">
              <text:p>WAD Names</text:p>
            </chart:title>
            <chart:grid chart:style-name="ch8" chart:class="major"/>
          </chart:axis>
          <chart:series chart:style-name="ch9" chart:values-cell-range-address="Sheet2.E19:Sheet2.E36" chart:label-cell-address="Sheet2.E37:Sheet2.E37" chart:class="chart:bar">
            <chart:data-point chart:repeated="18"/>
          </chart:series>
          <chart:series chart:style-name="ch10" chart:values-cell-range-address="Sheet2.F19:Sheet2.F36" chart:label-cell-address="Sheet2.F37:Sheet2.F37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Positives</text:p>
                <draw:g>
                  <svg:desc>Sheet2.E37:Sheet2.E37</svg:desc>
                </draw:g>
              </table:table-cell>
              <table:table-cell office:value-type="string">
                <text:p>False Positives</text:p>
                <draw:g>
                  <svg:desc>Sheet2.F37:Sheet2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0">
                <text:p>0</text:p>
                <draw:g>
                  <svg:desc>Sheet2.E19:Sheet2.E36</svg:desc>
                </draw:g>
              </table:table-cell>
              <table:table-cell office:value-type="float" office:value="5">
                <text:p>5</text:p>
                <draw:g>
                  <svg:desc>Sheet2.F19:Sheet2.F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67cm" svg:height="15.726cm" xlink:href=".." xlink:type="simple" chart:class="chart:bar" chart:style-name="ch1">
        <chart:plot-area chart:style-name="ch2" table:cell-range-address="Sheet1.A41:Sheet1.B50" chart:data-source-has-labels="column" svg:x="1.362cm" svg:y="1.391cm" svg:width="15.503cm" svg:height="13.04cm">
          <chartooo:coordinate-region svg:x="4.1cm" svg:y="1.391cm" svg:width="12.578cm" svg:height="12.393cm"/>
          <chart:axis chart:dimension="x" chart:name="primary-x" chart:style-name="ch3" chartooo:axis-type="auto">
            <chartooo:date-scale/>
            <chart:title svg:x="0.451cm" svg:y="8.815cm" chart:style-name="ch4">
              <text:p>WAD Name</text:p>
            </chart:title>
            <chart:categories table:cell-range-address="Sheet1.B41:Sheet1.B50"/>
          </chart:axis>
          <chart:axis chart:dimension="y" chart:name="primary-y" chart:style-name="ch5">
            <chart:title svg:x="7.773cm" svg:y="14.745cm" chart:style-name="ch6">
              <text:p>Number of Emails</text:p>
            </chart:title>
            <chart:grid chart:style-name="ch7" chart:class="major"/>
          </chart:axis>
          <chart:series chart:style-name="ch8" chart:values-cell-range-address="Sheet1.A41:Sheet1.A5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Sheet1.B41:Sheet1.B50</svg:desc>
                </draw:g>
              </table:table-cell>
              <table:table-cell office:value-type="float" office:value="11">
                <text:p>11</text:p>
                <draw:g>
                  <svg:desc>Sheet1.A41:Sheet1.A50</svg:desc>
                </draw:g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uby On Rail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67cm" svg:height="15.726cm" xlink:href=".." xlink:type="simple" chart:class="chart:bar" chart:style-name="ch1">
        <chart:plot-area chart:style-name="ch2" table:cell-range-address="Sheet1.A41:Sheet1.B50" chart:data-source-has-labels="column" svg:x="1.362cm" svg:y="1.391cm" svg:width="15.503cm" svg:height="13.04cm">
          <chartooo:coordinate-region svg:x="4.1cm" svg:y="1.391cm" svg:width="12.578cm" svg:height="12.393cm"/>
          <chart:axis chart:dimension="x" chart:name="primary-x" chart:style-name="ch3" chartooo:axis-type="auto">
            <chartooo:date-scale/>
            <chart:title svg:x="0.451cm" svg:y="8.815cm" chart:style-name="ch4">
              <text:p>WAD Name</text:p>
            </chart:title>
            <chart:categories table:cell-range-address="Sheet1.B41:Sheet1.B50"/>
          </chart:axis>
          <chart:axis chart:dimension="y" chart:name="primary-y" chart:style-name="ch5">
            <chart:title svg:x="7.773cm" svg:y="14.745cm" chart:style-name="ch6">
              <text:p>Number of Emails</text:p>
            </chart:title>
            <chart:grid chart:style-name="ch7" chart:class="major"/>
          </chart:axis>
          <chart:series chart:style-name="ch8" chart:values-cell-range-address="Sheet1.A41:Sheet1.A5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Sheet1.B41:Sheet1.B50</svg:desc>
                </draw:g>
              </table:table-cell>
              <table:table-cell office:value-type="float" office:value="11">
                <text:p>11</text:p>
                <draw:g>
                  <svg:desc>Sheet1.A41:Sheet1.A50</svg:desc>
                </draw:g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uby On Rail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24cm" svg:height="11.453cm" xlink:href=".." xlink:type="simple" chart:class="chart:bar" chart:style-name="ch1">
        <chart:plot-area chart:style-name="ch2" table:cell-range-address="Sheet2.G19:Sheet2.H36" chart:data-source-has-labels="column" svg:x="1.325cm" svg:y="1.051cm" svg:width="13.771cm" svg:height="9.192cm">
          <chartooo:coordinate-region svg:x="4.804cm" svg:y="1.051cm" svg:width="10.105cm" svg:height="8.545cm"/>
          <chart:axis chart:dimension="x" chart:name="primary-x" chart:style-name="ch3" chartooo:axis-type="auto">
            <chartooo:date-scale/>
            <chart:title svg:x="0.451cm" svg:y="6.987cm" chart:style-name="ch4">
              <text:p>Number of Emails</text:p>
            </chart:title>
            <chart:categories table:cell-range-address="Sheet2.H19:Sheet2.H36"/>
          </chart:axis>
          <chart:axis chart:dimension="y" chart:name="primary-y" chart:style-name="ch5">
            <chart:title svg:x="7.306cm" svg:y="10.472cm" chart:style-name="ch6">
              <text:p>WAD Name</text:p>
            </chart:title>
            <chart:grid chart:style-name="ch7" chart:class="major"/>
          </chart:axis>
          <chart:series chart:style-name="ch8" chart:values-cell-range-address="Sheet2.G19:Sheet2.G36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5">
                <text:p>5</text:p>
                <draw:g>
                  <svg:desc>Sheet2.G19:Sheet2.G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24cm" svg:height="11.453cm" xlink:href=".." xlink:type="simple" chart:class="chart:bar" chart:style-name="ch1">
        <chart:plot-area chart:style-name="ch2" table:cell-range-address="Sheet2.G19:Sheet2.H36" chart:data-source-has-labels="column" svg:x="0.764cm" svg:y="1.051cm" svg:width="14.332cm" svg:height="9.753cm">
          <chartooo:coordinate-region svg:x="4.243cm" svg:y="1.051cm" svg:width="10.666cm" svg:height="9.106cm"/>
          <chart:axis chart:dimension="x" chart:name="primary-x" chart:style-name="ch3" chartooo:axis-type="auto">
            <chartooo:date-scale/>
            <chart:categories table:cell-range-address="Sheet2.H19:Sheet2.H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G19:Sheet2.G36" chart:class="chart:bar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5">
                <text:p>5</text:p>
                <draw:g>
                  <svg:desc>Sheet2.G19:Sheet2.G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24cm" svg:height="11.453cm" xlink:href=".." xlink:type="simple" chart:class="chart:bar" chart:style-name="ch1">
        <chart:plot-area chart:style-name="ch2" table:cell-range-address="Sheet2.G19:Sheet2.H36" chart:data-source-has-labels="column" svg:x="1.325cm" svg:y="1.051cm" svg:width="13.771cm" svg:height="9.192cm">
          <chartooo:coordinate-region svg:x="4.804cm" svg:y="1.051cm" svg:width="10.105cm" svg:height="8.545cm"/>
          <chart:axis chart:dimension="x" chart:name="primary-x" chart:style-name="ch3" chartooo:axis-type="auto">
            <chartooo:date-scale/>
            <chart:title svg:x="0.451cm" svg:y="6.987cm" chart:style-name="ch4">
              <text:p>Number of Emails</text:p>
            </chart:title>
            <chart:categories table:cell-range-address="Sheet2.H19:Sheet2.H36"/>
          </chart:axis>
          <chart:axis chart:dimension="y" chart:name="primary-y" chart:style-name="ch5">
            <chart:title svg:x="7.306cm" svg:y="10.472cm" chart:style-name="ch6">
              <text:p>WAD Name</text:p>
            </chart:title>
            <chart:grid chart:style-name="ch7" chart:class="major"/>
          </chart:axis>
          <chart:series chart:style-name="ch8" chart:values-cell-range-address="Sheet2.G19:Sheet2.G36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5">
                <text:p>5</text:p>
                <draw:g>
                  <svg:desc>Sheet2.G19:Sheet2.G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729fcf"/>
    </style:style>
    <style:style style:name="ch9" style:family="chart">
      <style:chart-properties chart:solid-type="cuboid"/>
      <style:graphic-properties draw:fill-color="#ff95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64cm" svg:y="3.952cm" style:legend-expansion="high" chart:style-name="ch2"/>
        <chart:plot-area chart:style-name="ch3" table:cell-range-address="Sheet2.F48:Sheet2.F48 Sheet2.C14:Sheet2.D15" chart:data-source-has-labels="both" svg:x="0.32cm" svg:y="0.675cm" svg:width="12.224cm" svg:height="8.145cm">
          <chartooo:coordinate-region svg:x="2.36cm" svg:y="0.676cm" svg:width="8.144cm" svg:height="8.144cm"/>
          <chart:axis chart:dimension="x" chart:name="primary-x" chart:style-name="ch4" chartooo:axis-type="auto">
            <chartooo:date-scale/>
            <chart:categories table:cell-range-address="Sheet2.D14:Sheet2.D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14:Sheet2.C1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rue Positives</text:p>
                <draw:g>
                  <svg:desc>Sheet2.D14:Sheet2.D15</svg:desc>
                </draw:g>
              </table:table-cell>
              <table:table-cell office:value-type="float" office:value="82">
                <text:p>82</text:p>
                <draw:g>
                  <svg:desc>Sheet2.C14:Sheet2.C15</svg:desc>
                </draw:g>
              </table:table-cell>
            </table:table-row>
            <table:table-row>
              <table:table-cell office:value-type="string">
                <text:p>False Positives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8cm" svg:height="15.258cm" xlink:href=".." xlink:type="simple" chart:class="chart:bar" chart:style-name="ch1">
        <chart:legend chart:legend-position="end" svg:x="16.662cm" svg:y="7.081cm" style:legend-expansion="high" chart:style-name="ch2"/>
        <chart:plot-area chart:style-name="ch3" table:cell-range-address="Sheet2.H19:Sheet2.H36 Sheet2.E19:Sheet2.F37" chart:data-source-has-labels="both" svg:x="1.406cm" svg:y="1.355cm" svg:width="14.466cm" svg:height="12.617cm">
          <chartooo:coordinate-region svg:x="4.885cm" svg:y="1.355cm" svg:width="10.8cm" svg:height="11.97cm"/>
          <chart:axis chart:dimension="x" chart:name="primary-x" chart:style-name="ch4" chartooo:axis-type="auto">
            <chartooo:date-scale/>
            <chart:title svg:x="0.451cm" svg:y="9.003cm" chart:style-name="ch5">
              <text:p>Number of Emails</text:p>
            </chart:title>
            <chart:categories table:cell-range-address="Sheet2.H19:Sheet2.H36"/>
          </chart:axis>
          <chart:axis chart:dimension="y" chart:name="primary-y" chart:style-name="ch6">
            <chart:title svg:x="7.656cm" svg:y="14.277cm" chart:style-name="ch7">
              <text:p>WAD Names</text:p>
            </chart:title>
            <chart:grid chart:style-name="ch8" chart:class="major"/>
          </chart:axis>
          <chart:series chart:style-name="ch9" chart:values-cell-range-address="Sheet2.E19:Sheet2.E36" chart:label-cell-address="Sheet2.E37:Sheet2.E37" chart:class="chart:bar">
            <chart:data-point chart:repeated="18"/>
          </chart:series>
          <chart:series chart:style-name="ch10" chart:values-cell-range-address="Sheet2.F19:Sheet2.F36" chart:label-cell-address="Sheet2.F37:Sheet2.F37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Positives</text:p>
                <draw:g>
                  <svg:desc>Sheet2.E37:Sheet2.E37</svg:desc>
                </draw:g>
              </table:table-cell>
              <table:table-cell office:value-type="string">
                <text:p>False Positives</text:p>
                <draw:g>
                  <svg:desc>Sheet2.F37:Sheet2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0">
                <text:p>0</text:p>
                <draw:g>
                  <svg:desc>Sheet2.E19:Sheet2.E36</svg:desc>
                </draw:g>
              </table:table-cell>
              <table:table-cell office:value-type="float" office:value="5">
                <text:p>5</text:p>
                <draw:g>
                  <svg:desc>Sheet2.F19:Sheet2.F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24cm" svg:height="11.453cm" xlink:href=".." xlink:type="simple" chart:class="chart:bar" chart:style-name="ch1">
        <chart:plot-area chart:style-name="ch2" table:cell-range-address="Sheet2.G19:Sheet2.H36" chart:data-source-has-labels="column" svg:x="1.325cm" svg:y="1.051cm" svg:width="13.771cm" svg:height="9.192cm">
          <chartooo:coordinate-region svg:x="4.804cm" svg:y="1.051cm" svg:width="10.105cm" svg:height="8.545cm"/>
          <chart:axis chart:dimension="x" chart:name="primary-x" chart:style-name="ch3" chartooo:axis-type="auto">
            <chartooo:date-scale/>
            <chart:title svg:x="0.451cm" svg:y="6.987cm" chart:style-name="ch4">
              <text:p>Number of Emails</text:p>
            </chart:title>
            <chart:categories table:cell-range-address="Sheet2.H19:Sheet2.H36"/>
          </chart:axis>
          <chart:axis chart:dimension="y" chart:name="primary-y" chart:style-name="ch5">
            <chart:title svg:x="7.306cm" svg:y="10.472cm" chart:style-name="ch6">
              <text:p>WAD Name</text:p>
            </chart:title>
            <chart:grid chart:style-name="ch7" chart:class="major"/>
          </chart:axis>
          <chart:series chart:style-name="ch8" chart:values-cell-range-address="Sheet2.G19:Sheet2.G36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5">
                <text:p>5</text:p>
                <draw:g>
                  <svg:desc>Sheet2.G19:Sheet2.G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